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EC892072C153B7D.jpg" manifest:media-type="image/jpeg"/>
  <manifest:file-entry manifest:full-path="Pictures/1000000000000422000002536342549B1E775C54.jpg" manifest:media-type="image/jpeg"/>
  <manifest:file-entry manifest:full-path="Pictures/1000000000000422000002532F3729E52DE9FEAE.jpg" manifest:media-type="image/jpeg"/>
  <manifest:file-entry manifest:full-path="Pictures/1000000000000422000002530D094CD24B851A8A.jpg" manifest:media-type="image/jpeg"/>
  <manifest:file-entry manifest:full-path="Pictures/1000000000000422000002536DC35F302090A495.jpg" manifest:media-type="image/jpeg"/>
  <manifest:file-entry manifest:full-path="Pictures/10000000000004220000025315CEDE7717ADA7C3.jpg" manifest:media-type="image/jpeg"/>
  <manifest:file-entry manifest:full-path="Pictures/100000000000042200000253843A65923B1C6D18.jpg" manifest:media-type="image/jpeg"/>
  <manifest:file-entry manifest:full-path="Pictures/100000000000042200000253C46A614F9772F68C.jpg" manifest:media-type="image/jpeg"/>
  <manifest:file-entry manifest:full-path="Pictures/100000000000042200000253042204E5CAD9F4A5.jpg" manifest:media-type="image/jpeg"/>
  <manifest:file-entry manifest:full-path="Pictures/100000000000042200000253F0BD552C42C4AA6F.jpg" manifest:media-type="image/jpeg"/>
  <manifest:file-entry manifest:full-path="Pictures/1000000000000422000002539D27270C011B8400.jpg" manifest:media-type="image/jpeg"/>
  <manifest:file-entry manifest:full-path="Pictures/10000000000004220000025392CB3C8C09CB56AE.jpg" manifest:media-type="image/jpeg"/>
  <manifest:file-entry manifest:full-path="Pictures/100000000000042200000253BF8E36692E7FC0CC.jpg" manifest:media-type="image/jpeg"/>
  <manifest:file-entry manifest:full-path="Pictures/10000000000004220000025334E53F0DC70F4559.jpg" manifest:media-type="image/jpeg"/>
  <manifest:file-entry manifest:full-path="Pictures/1000000000000422000002531CD3B2B171EBAF1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83cm" svg:height="15.777cm" svg:x="0.017cm" svg:y="-0.027cm">
          <draw:image xlink:href="Pictures/1000000000000422000002536EC892072C153B7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1" draw:layer="layout" svg:width="27.713cm" svg:height="15.749cm" svg:x="0.192cm" svg:y="0.016cm">
          <draw:image xlink:href="Pictures/1000000000000422000002536342549B1E775C5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3" draw:text-style-name="P1" draw:layer="layout" svg:width="27.713cm" svg:height="15.749cm" svg:x="0.192cm" svg:y="0.016cm">
          <draw:image xlink:href="Pictures/10000000000004220000025315CEDE7717ADA7C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" draw:layer="layout" svg:width="27.713cm" svg:height="15.749cm" svg:x="0.192cm" svg:y="0.016cm">
          <draw:image xlink:href="Pictures/100000000000042200000253843A65923B1C6D18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042204E5CAD9F4A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6DC35F302090A49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F0BD552C42C4AA6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C46A614F9772F68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0D094CD24B851A8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9D27270C011B840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2F3729E52DE9FEA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92CB3C8C09CB56A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BF8E36692E7FC0C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frame draw:style-name="gr3" draw:text-style-name="P1" draw:layer="layout" svg:width="27.905cm" svg:height="15.749cm" svg:x="0cm" svg:y="0.016cm">
          <draw:image xlink:href="Pictures/10000000000004220000025334E53F0DC70F455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" draw:text-style-name="P1" draw:layer="layout" svg:width="28.259cm" svg:height="15.749cm" svg:x="-0.065cm" svg:y="0.039cm">
          <draw:image xlink:href="Pictures/1000000000000422000002531CD3B2B171EBAF1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9:49:42.565000000</meta:creation-date>
    <dc:date>2019-01-19T17:22:22.457000000</dc:date>
    <meta:editing-duration>PT25M1S</meta:editing-duration>
    <meta:editing-cycles>6</meta:editing-cycles>
    <meta:generator>LibreOffice/6.1.3.2$Windows_X86_64 LibreOffice_project/86daf60bf00efa86ad547e59e09d6bb77c699acb</meta:generator>
    <meta:document-statistic meta:object-count="66"/>
  </office:meta>
</office:document-meta>
</file>